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2pt" fo:font-weight="normal" officeooo:rsid="0012eb5f" officeooo:paragraph-rsid="0012eb5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5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3c450" officeooo:paragraph-rsid="0012eb5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8" style:family="paragraph">
      <style:paragraph-properties fo:text-align="center"/>
    </style:style>
    <style:style style:name="T1" style:family="text">
      <style:text-properties officeooo:rsid="00182f48"/>
    </style:style>
    <style:style style:name="T2" style:family="text">
      <style:text-properties fo:font-size="12pt" officeooo:rsid="00182f48" style:font-size-asian="12pt" style:font-size-complex="12pt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</text:p>
      <text:p text:style-name="P4"/>
      <text:p text:style-name="P4">VOLUNTAPP</text:p>
      <text:p text:style-name="P5">Sprint Retrospective</text:p>
      <text:p text:style-name="P6"><text:span text:style-name="T2"/></text:p>
      <text:p text:style-name="P1">Sprint #</text:p>
      <text:p text:style-name="P1">Objetivo: </text:p>
      <text:p text:style-name="P7"/>
      <text:p text:style-name="P7"><draw:line text:anchor-type="paragraph" draw:z-index="0" draw:name="Horizontal line 1" draw:style-name="gr1" draw:text-style-name="P8" svg:x1="-0.346cm" svg:y1="0.111cm" svg:x2="17.496cm" svg:y2="0.166cm"><text:p/></draw:line></text:p>
      <text:p text:style-name="P2"><text:span text:style-name="T1">[</text:span>Recuento sobre como ha transcurrido el sprint, las cosas que han ido bien y mal, las cosas a mejorar, pequena vision sobre lo que depara el futuro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1-25T22:28:50.367787801</dc:date>
    <meta:editing-duration>PT3M19S</meta:editing-duration>
    <meta:editing-cycles>1</meta:editing-cycles>
    <meta:document-statistic meta:table-count="0" meta:image-count="0" meta:object-count="0" meta:page-count="1" meta:paragraph-count="12" meta:word-count="48" meta:character-count="295" meta:non-whitespace-character-count="253"/>
    <meta:generator>LibreOffice/24.2.7.2$Linux_X86_64 LibreOffice_project/420$Build-2</meta:generator>
  </office:meta>
</office:document-meta>
</file>